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5.5cm" svg:height="3cm" svg:x="2.5cm" svg:y="4cm">
          <text:p text:style-name="P1">GlueUni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id="id2" draw:layer="layout" svg:width="5cm" svg:height="4cm" svg:x="4.5cm" svg:y="10cm">
          <text:p text:style-name="P1">GlueUnit</text:p>
          <text:p text:style-name="P1">Reposito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1" draw:layer="layout" draw:type="curve" svg:x1="7.313cm" svg:y1="5.5cm" svg:x2="7cm" svg:y2="10cm" draw:start-shape="id1" draw:start-glue-point="6" draw:end-shape="id2" draw:end-glue-point="5" svg:d="m7313 5500c1783 0 1486 1501 962 2064s-1275 188-1275 2436">
          <text:p text:style-name="P1">deploy</text:p>
        </draw:connector>
        <draw:custom-shape draw:style-name="gr1" draw:text-style-name="P1" draw:id="id3" draw:layer="layout" svg:width="3cm" svg:height="3cm" svg:x="1.5cm" svg:y="18.5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4" draw:layer="layout" svg:width="5.5cm" svg:height="4cm" svg:x="9.5cm" svg:y="17.5cm">
          <text:p text:style-name="P1">GlueExecuto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5cm" svg:y1="20cm" svg:x2="9.5cm" svg:y2="19.5cm" draw:start-shape="id3" draw:start-glue-point="10" draw:end-shape="id4" svg:d="m4500 20000h2501v-500h2499">
          <text:p text:style-name="P1">Submit(name)</text:p>
        </draw:connector>
        <draw:connector draw:style-name="gr4" draw:text-style-name="P1" draw:layer="layout" draw:type="curve" svg:x1="12.25cm" svg:y1="17.5cm" svg:x2="7cm" svg:y2="14cm" draw:start-shape="id4" draw:start-glue-point="0" draw:end-shape="id2" svg:d="m12250 17500c0-2623-5250-874-5250-3500">
          <text:p text:style-name="P1">Get GlueUnit(name)</text:p>
        </draw:connector>
        <draw:custom-shape draw:style-name="gr3" draw:text-style-name="P1" draw:id="id5" draw:layer="layout" svg:width="5cm" svg:height="3.5cm" svg:x="13cm" svg:y="9.5cm">
          <text:p text:style-name="P1">UnitExecuto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2.25cm" svg:y1="17.5cm" svg:x2="15.5cm" svg:y2="13cm" draw:start-shape="id4" draw:start-glue-point="0" draw:end-shape="id5" svg:d="m12250 17500c0-3375 3250-1125 3250-4500">
          <text:p text:style-name="P1">ru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vanvuuren </meta:initial-creator>
    <meta:creation-date>2010-11-22T12:14:22</meta:creation-date>
    <dc:date>2010-11-22T12:17:17</dc:date>
    <dc:creator>gvanvuuren </dc:creator>
    <meta:editing-duration>PT00H02M56S</meta:editing-duration>
    <meta:editing-cycles>1</meta:editing-cycles>
    <meta:document-statistic meta:object-count="9"/>
    <meta:generator>OpenOffice.org/3.2$Linux OpenOffice.org_project/320m19$Build-9505</meta:generator>
  </office:meta>
</office:document-meta>
</file>